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 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 for,et un deuxieme type email a ete placé a l’endroit d’une question hors propos, sur la question <text:s/>&lt;&lt; Comment nous avez-vous connu ? &gt;&gt;<text: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8T04:51:00Z</dc:date>
    <meta:template xlink:href="Normal.dotm" xlink:type="simple"/>
    <meta:editing-cycles>37</meta:editing-cycles>
    <meta:editing-duration>PT0S</meta:editing-duration>
    <meta:user-defined meta:name="Info 1"/>
    <meta:user-defined meta:name="Info 2"/>
    <meta:user-defined meta:name="Info 3"/>
    <meta:user-defined meta:name="Info 4"/>
    <meta:document-statistic meta:page-count="12" meta:paragraph-count="16" meta:word-count="1300" meta:character-count="8435" meta:row-count="59" meta:non-whitespace-character-count="7151"/>
  </office:meta>
</office:document-meta>
</file>